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Droid Sans Devanagari1" svg:font-family="'Droid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Devanagari" svg:font-family="'Droid Sans Devanagari'" style:font-family-generic="system" style:font-pitch="variable"/>
    <style:font-face style:name="Liberation Sans1" svg:font-family="'Liberation Sans'"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officeooo:paragraph-rsid="000f1b08"/>
    </style:style>
    <style:style style:name="P3" style:family="paragraph" style:parent-style-name="Standard">
      <style:text-properties fo:font-weight="bold" officeooo:rsid="000c4add" officeooo:paragraph-rsid="000c4add" style:font-weight-asian="bold" style:font-weight-complex="bold"/>
    </style:style>
    <style:style style:name="P4" style:family="paragraph" style:parent-style-name="Standard">
      <style:text-properties officeooo:paragraph-rsid="000c4add"/>
    </style:style>
    <style:style style:name="T1" style:family="text">
      <style:text-properties officeooo:rsid="000c4add"/>
    </style:style>
    <style:style style:name="T2" style:family="text">
      <style:text-properties style:text-underline-style="solid" style:text-underline-width="auto" style:text-underline-color="font-color"/>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variant="normal" fo:text-transform="none" fo:color="#000000" style:font-name="Liberation Serif" fo:font-size="12pt" fo:letter-spacing="normal" fo:font-style="normal" fo:font-weight="normal" style:font-size-asian="12pt" style:font-size-complex="12pt"/>
    </style:style>
    <style:style style:name="T8" style:family="text">
      <style:text-properties fo:font-variant="normal" fo:text-transform="none" fo:color="#000000" style:font-name="Liberation Serif" fo:font-size="12pt" fo:letter-spacing="normal" fo:font-style="normal" fo:font-weight="normal" officeooo:rsid="000c4add" style:font-size-asian="12pt" style:font-size-complex="12pt"/>
    </style:style>
    <style:style style:name="T9" style:family="text">
      <style:text-properties fo:font-variant="normal" fo:text-transform="none" fo:color="#000000" style:font-name="Liberation Serif" fo:font-size="12pt" fo:letter-spacing="normal" fo:font-style="normal" fo:font-weight="normal" officeooo:rsid="000e38d5" style:font-size-asian="12pt" style:font-size-complex="12pt"/>
    </style:style>
    <style:style style:name="T10" style:family="text">
      <style:text-properties fo:font-variant="normal" fo:text-transform="none" fo:color="#000000" style:font-name="Liberation Serif" fo:font-size="12pt" fo:letter-spacing="normal" fo:font-style="normal" fo:font-weight="normal" officeooo:rsid="000f1b08" style:font-size-asian="12pt" style:font-size-complex="12pt"/>
    </style:style>
    <style:style style:name="T11" style:family="text">
      <style:text-properties fo:font-variant="normal" fo:text-transform="none" fo:color="#000000" style:font-name="Liberation Serif" fo:font-size="12pt" fo:letter-spacing="normal" style:font-size-asian="12pt" style:font-size-complex="12pt"/>
    </style:style>
    <style:style style:name="T12" style:family="text">
      <style:text-properties fo:font-variant="normal" fo:text-transform="none" fo:color="#000000" style:font-name="Liberation Serif" fo:letter-spacing="normal"/>
    </style:style>
    <style:style style:name="T13" style:family="text">
      <style:text-properties fo:font-variant="normal" fo:text-transform="none" fo:color="#000000" style:font-name="Liberation Serif" fo:letter-spacing="normal" fo:font-style="normal" fo:font-weight="normal"/>
    </style:style>
    <style:style style:name="T14" style:family="text">
      <style:text-properties fo:font-variant="normal" fo:text-transform="none" fo:color="#000000" style:font-name="Liberation Serif" fo:letter-spacing="normal" fo:font-style="normal" fo:font-weight="normal" officeooo:rsid="000e38d5"/>
    </style:style>
    <style:style style:name="T15" style:family="text">
      <style:text-properties fo:font-variant="normal" fo:text-transform="none" fo:color="#000000" style:font-name="Liberation Serif" fo:letter-spacing="normal" fo:font-style="normal" fo:font-weight="normal" officeooo:rsid="000f1b08"/>
    </style:style>
    <style:style style:name="T1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1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0cbb28" style:text-blinking="false" style:font-size-asian="12pt" style:font-size-complex="12pt"/>
    </style:style>
    <style:style style:name="T18" style:family="text">
      <style:text-properties fo:font-variant="normal" fo:text-transform="none" fo:color="#000000" style:text-line-through-style="none" style:text-line-through-type="none" style:font-name="Liberation Serif" fo:letter-spacing="normal" fo:font-style="normal" style:text-underline-style="none" fo:font-weight="normal" style:text-blinking="false"/>
    </style:style>
    <style:style style:name="T19" style:family="text">
      <style:text-properties fo:font-variant="normal" fo:text-transform="none" fo:color="#000000" style:text-line-through-style="none" style:text-line-through-type="none" style:font-name="Liberation Serif" fo:letter-spacing="normal" fo:font-style="normal" style:text-underline-style="none" fo:font-weight="normal" officeooo:rsid="000cbb28" style:text-blinking="false"/>
    </style:style>
    <style:style style:name="T20" style:family="text">
      <style:text-properties fo:font-variant="normal" fo:text-transform="none" fo:color="#000000" style:text-line-through-style="none" style:text-line-through-type="none" fo:font-size="12pt" fo:letter-spacing="normal" fo:font-style="normal" style:text-underline-style="none" fo:font-weight="normal" style:text-blinking="false" style:font-size-asian="12pt" style:font-size-complex="12pt"/>
    </style:style>
    <style:style style:name="T21" style:family="text">
      <style:text-properties fo:font-variant="normal" fo:text-transform="none" fo:color="#000000" style:text-line-through-style="none" style:text-line-through-type="none" fo:letter-spacing="normal" fo:font-style="normal" style:text-underline-style="none" fo:font-weight="normal" style:text-blinking="false"/>
    </style:style>
    <style:style style:name="T22" style:family="text">
      <style:text-properties fo:font-variant="normal" fo:text-transform="none" fo:color="#000000" fo:font-size="12pt" fo:letter-spacing="normal" fo:font-style="normal" fo:font-weight="normal" style:font-size-asian="12pt" style:font-size-complex="12pt"/>
    </style:style>
    <style:style style:name="T23" style:family="text">
      <style:text-properties fo:font-variant="normal" fo:text-transform="none" fo:color="#000000" fo:font-size="12pt" fo:letter-spacing="normal" fo:font-style="normal" fo:font-weight="normal" officeooo:rsid="000c4add" style:font-size-asian="12pt" style:font-size-complex="12pt"/>
    </style:style>
    <style:style style:name="T24" style:family="text">
      <style:text-properties fo:font-variant="normal" fo:text-transform="none" fo:color="#000000" fo:font-size="12pt" fo:letter-spacing="normal" fo:font-style="normal" fo:font-weight="normal" officeooo:rsid="000f1b08" style:font-size-asian="12pt" style:font-size-complex="12pt"/>
    </style:style>
    <style:style style:name="T25" style:family="text">
      <style:text-properties fo:font-variant="normal" fo:text-transform="none" fo:color="#000000" fo:letter-spacing="normal" fo:font-style="normal" fo:font-weight="normal"/>
    </style:style>
    <style:style style:name="T26" style:family="text">
      <style:text-properties fo:font-variant="normal" fo:text-transform="none" fo:color="#000000" fo:letter-spacing="normal" fo:font-style="normal" fo:font-weight="normal" officeooo:rsid="000c4add"/>
    </style:style>
    <style:style style:name="T27" style:family="text">
      <style:text-properties fo:font-variant="normal" fo:text-transform="none" fo:color="#000000" fo:letter-spacing="normal" fo:font-style="normal" fo:font-weight="normal" officeooo:rsid="000f1b08"/>
    </style:style>
    <style:style style:name="T28" style:family="text">
      <style:text-properties fo:color="#000000"/>
    </style:style>
    <style:style style:name="T29" style:family="text">
      <style:text-properties fo:color="#000000" style:font-name="Liberation Serif" fo:font-size="12pt" style:font-size-asian="12pt" style:font-size-complex="12pt"/>
    </style:style>
    <style:style style:name="T30" style:family="text">
      <style:text-properties fo:color="#000000" style:font-name="Liberation Serif" fo:font-size="12pt" officeooo:rsid="000c4add" style:font-size-asian="12pt" style:font-size-complex="12pt"/>
    </style:style>
    <style:style style:name="T31" style:family="text">
      <style:text-properties fo:color="#000000" fo:font-size="12pt" style:font-size-asian="12pt" style:font-size-complex="12pt"/>
    </style:style>
    <style:style style:name="T32" style:family="text">
      <style:text-properties fo:color="#000000" fo:font-size="12pt" officeooo:rsid="000c4add" style:font-size-asian="12pt" style:font-size-complex="12pt"/>
    </style:style>
    <style:style style:name="T33" style:family="text">
      <style:text-properties fo:color="#000000" officeooo:rsid="000c4add"/>
    </style:style>
    <style:style style:name="T34" style:family="text">
      <style:text-properties officeooo:rsid="000cbb28"/>
    </style:style>
    <style:style style:name="T35" style:family="text">
      <style:text-properties officeooo:rsid="000f1b0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p text:style-name="P3"><text:span text:style-name="T2">Trivia Tübinger Rathaus und Marktplatz </text:span>( für „Wer wird Millionär“-Teil des Schloss-Levels)</text:p>
      <text:p text:style-name="P4"/>
      <text:p text:style-name="Text_20_body">Ort: Am Markt, 72070 Tübingen.</text:p>
      <text:p text:style-name="P1">Geschichte:</text:p>
      <text:p text:style-name="Text_20_body">Das Tübinger Rathaus wurde 1435 als Martkhalle erbaut und diente ursprünglich für Bäcker, Metzger, das städtische Salzlager und als Gericht, erst von Tübingen und dann sogar als Standort des Hofgerichts von Württemberg. Der Keller wurde zeitweise als Spital genutzt und das Erdgeschoss als Gefängnis. </text:p>
      <text:p text:style-name="Text_20_body">Im ersten Stock befindet sich der 1596 errichtete sogennannte „Öhrn“, ein Empfangs- und Warteraum mit Holzgestaltungen aus dem 15. Jahrhundert, in dem wahrscheinlich auch Feste gefeiert wurden. (Der „Öhrn“ diente dann seit der Renovierung 1968 als Ratssaal und Veranstaltungsort der Tübinger Gemeinde.)</text:p>
      <text:p text:style-name="Text_20_body">1511 baute Joannes Stöffler die astronomische Uhr für das Rathaus, welche noch bis heute die Tag-und Nachtstunden, Mondphasen, Uhrzeit und Datum an. Die Uhr ist mittlerweile ein Replikat, da es zu einigen Reparaturen kam, Teile der Originaluhr können aber noch im Stadtmuseum besichtigt werden. Bis heute ist sie die älteste astronomische Uhr überhaupt, die Sonnen- und Mondfinsternisse anzeigt.</text:p>
      <text:p text:style-name="Text_20_body">Anlässlich des 400-jährigen Jubiläums der Universität wurde1876 die Hauptfassade mit einer Sgraffitomalerei im Stil der Neo-Renaissancezeit von Ludwig Lesker nach den Entwürfen des Stuttgarter Hochschulprofessors Conrad Dollinger verziert.</text:p>
      <text:p text:style-name="Text_20_body">Auf der Fassade des Rathauses sind Allegorien der Gerechtigkeit, des Wohlstands und der Wissenschaft gemalt. Die Friese im ersten Stock zeigen historische Persönlichkeiten, z.B. der Dichter Ludwig Uhland, nach welchem sich das Institut für empirische Kulturwissenschaft der Universität Tübingen benannt hat.</text:p>
      <text:p text:style-name="Text_20_body">2012-2015 wurde das Rathaus für ca. 11 Millionen Euro außen und innen saniert, u.a. die Fassadenmalerei auf der Vorderseite des Gebäudes.</text:p>
      <text:p text:style-name="Text_20_body"><text:span text:style-name="T3">Fassade:</text:span></text:p>
      <text:p text:style-name="Text_20_body">1 Stock, antike Göttter Justitia, Demether und Athene für Gerechtigkeit, Ackerbau und Wissenschaft.</text:p>
      <text:p text:style-name="Text_20_body">2. Stock, 6 bedeutende Tübingen, Konrad Breuning (Vogt von Tübingen), Johannes Osiander (Theologe und Diplomat), Jakob Heinrich Dann (Bürgermeister), Johann Ludwig Huber (Freiheitsrechtler), Johann Friedrich von Cotta (Verleger, Buchhändler, Politiker, Unternehmer), Ludwig Uhland (Literaturwissenschaftler, Politiker).</text:p>
      <text:p text:style-name="Text_20_body">3. Stock, Graf Eberhard im Bart (Gründer der Universität, Herzog von Württemberg), in der einen Hand die Gründungsurkunde der Uni und das herzogliche Schwert in der anderen Hand.</text:p>
      <text:p text:style-name="Text_20_body"><text:span text:style-name="T3">Astronomische Uhr:</text:span></text:p>
      <text:p text:style-name="Text_20_body">Besteht aus 3 Zeigern: Mondzeiger, Sonnenzeiger und Drachenzeiger</text:p>
      <text:p text:style-name="Text_20_body">Mondzeiger: alle 27 Tage, 7 Stunden und 45 Minuten dreht er sich im Kreis, genauso lange wie der Mond braucht um sich um die Erde zu drehen (zeigt auch Nachtstunden).</text:p>
      <text:p text:style-name="Text_20_body"><text:soft-page-break/>Sonnenzeiger: alle 365 Tage für eine Umdrehung (zeigt auch Sonnenstunden, relevant früher für die Landwirtschaft)</text:p>
      <text:p text:style-name="Text_20_body">Drachenzeiger: alle 18 Jahre und 216 Tage, er zeigt die Schnittstelle von Erdumlaufbahn und Mondumlaufbahn, die sich einmal in 18,6 Jahren im Kreis dreht. Er ist relevant für Sonnen und Mondfinsternisse.</text:p>
      <text:p text:style-name="Text_20_body">Liegen alle 3 Zeiger aufeinander, kann es zu einer Mondfinsternis (Mond und Sonnenzeiger zeigen in entgegengesetzte Richtung) oder einer Sonnenfinsternis kommen (Sonnen und Mondzeiger zeigen in eine Richtung).</text:p>
      <text:p text:style-name="Text_20_body">Überhalb der astronomischen Uhr ist noch eine Mondphasenuhr.</text:p>
      <text:p text:style-name="P1">Umgebung:</text:p>
      <text:p text:style-name="Text_20_body">Vor dem Rathaus selbst befindet sich der von Heinrich Schickhardt geschaffene Renaissance Marktbrunnen, der nach der dort thronenden Figur in der Mitte, der römische Gott Neptun, Neptunbrunnen genannt wird.</text:p>
      <text:p text:style-name="Text_20_body">Der bekannte Tübinger Wochenmarkt findet hier mit 40 Ständen jeden Montag, Mittwoch und Freitag von 7-13 Uhr statt.</text:p>
      <text:p text:style-name="Text_20_body">Wenn man um 9, 12, 16 oder 18 Uhr an den Marktplatz kommt, kann man dem Glockenspiel des Rathauses lauschen.</text:p>
      <text:p text:style-name="Text_20_body">An Bars und Cafés gibt es hier z.B. die „Marktschenke“, das „Ranitzky“ und „Vom Fas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Droid Sans Devanagari1" svg:font-family="'Droid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Devanagari" svg:font-family="'Droid Sans Devanagari'" style:font-family-generic="system" style:font-pitch="variable"/>
    <style:font-face style:name="Liberation Sans1" svg:font-family="'Liberation Sans'"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Liberation Sans1"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Liberation Sans1"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List_20_Paragraph" style:display-name="List Paragraph" style:family="paragraph" style:default-outline-level="">
      <style:paragraph-properties fo:margin-left="1.27cm" fo:margin-right="0cm" fo:margin-top="0cm" fo:margin-bottom="0.282cm" loext:contextual-spacing="false" fo:line-height="108%" fo:text-align="start" style:justify-single-word="false" fo:orphans="2" fo:widows="2" fo:text-indent="0cm" style:auto-text-indent="false" style:writing-mode="lr-tb"/>
      <style:text-properties fo:color="#000000" style:font-name="Times New Roman" fo:font-family="'Times New Roman'" style:font-family-generic="roman" style:font-pitch="variable" fo:font-size="12pt" fo:language="de" fo:country="DE" style:text-underline-style="none" style:letter-kerning="false" style:font-name-asian="Arial Unicode MS" style:font-family-asian="'Arial Unicode MS'" style:font-family-generic-asian="system" style:font-pitch-asian="variable" style:font-size-asian="12pt" style:language-asian="de" style:country-asian="DE" style:font-name-complex="Arial Unicode MS" style:font-family-complex="'Arial Unicode MS'" style:font-family-generic-complex="system" style:font-pitch-complex="variable" style:font-size-complex="12pt" style:language-complex="ar" style:country-complex="SA"/>
    </style:style>
    <style:style style:name="ListLabel_20_391" style:display-name="ListLabel 391" style:family="text">
      <style:text-properties fo:font-weight="bold" style:font-weight-asian="bold"/>
    </style:style>
    <style:style style:name="ListLabel_20_392" style:display-name="ListLabel 392" style:family="text">
      <style:text-properties fo:font-weight="bold" style:font-weight-asian="bold" style:font-name-complex="Wingdings" style:font-family-complex="Wingdings" style:font-family-generic-complex="system" style:font-pitch-complex="variable"/>
    </style:style>
    <style:style style:name="ListLabel_20_364" style:display-name="ListLabel 364"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365" style:display-name="ListLabel 365"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366" style:display-name="ListLabel 366"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367" style:display-name="ListLabel 367"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368" style:display-name="ListLabel 368"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369" style:display-name="ListLabel 369"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370" style:display-name="ListLabel 370"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371" style:display-name="ListLabel 371"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372" style:display-name="ListLabel 372"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1">
      <text:list-level-style-number text:level="1" text:style-name="ListLabel_20_39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bullet text:level="2" text:style-name="ListLabel_20_392"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364" style:num-suffix="." style:num-format="1" text:start-value="7">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65" style:num-suffix="." style:num-format="1">
        <style:list-level-properties text:list-level-position-and-space-mode="label-alignment">
          <style:list-level-label-alignment text:label-followed-by="listtab" fo:text-indent="-0.582cm" fo:margin-left="2.54cm"/>
        </style:list-level-properties>
      </text:list-level-style-number>
      <text:list-level-style-number text:level="3" text:style-name="ListLabel_20_366" style:num-suffix="." style:num-format="i">
        <style:list-level-properties text:list-level-position-and-space-mode="label-alignment">
          <style:list-level-label-alignment text:label-followed-by="listtab" fo:text-indent="-0.529cm" fo:margin-left="3.81cm"/>
        </style:list-level-properties>
      </text:list-level-style-number>
      <text:list-level-style-number text:level="4" text:style-name="ListLabel_20_36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68"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69" style:num-suffix="." style:num-format="i">
        <style:list-level-properties text:list-level-position-and-space-mode="label-alignment">
          <style:list-level-label-alignment text:label-followed-by="listtab" fo:text-indent="-0.529cm" fo:margin-left="7.62cm"/>
        </style:list-level-properties>
      </text:list-level-style-number>
      <text:list-level-style-number text:level="7" text:style-name="ListLabel_20_37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71"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72" style:num-suffix="." style:num-format="i">
        <style:list-level-properties text:list-level-position-and-space-mode="label-alignment">
          <style:list-level-label-alignment text:label-followed-by="listtab" fo:text-indent="-0.529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2T12:59:17.655074889</meta:creation-date>
    <dc:date>2018-11-12T13:27:06.850095865</dc:date>
    <meta:editing-duration>PT7M7S</meta:editing-duration>
    <meta:editing-cycles>3</meta:editing-cycles>
    <meta:generator>LibreOffice/6.1.1.1$Linux_X86_64 LibreOffice_project/10$Build-1</meta:generator>
    <meta:document-statistic meta:table-count="0" meta:image-count="0" meta:object-count="0" meta:page-count="2" meta:paragraph-count="25" meta:word-count="534" meta:character-count="3774" meta:non-whitespace-character-count="3264"/>
  </office:meta>
</office:document-meta>
</file>